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svg:stroke-color="#000000" draw:fill="solid" draw:fill-color="#cfe7f5" draw:textarea-horizontal-align="justify" draw:textarea-vertical-align="middle" draw:auto-grow-height="false"/>
    </style:style>
    <style:style style:name="gr28" style:family="graphic" style:parent-style-name="standard">
      <style:graphic-properties svg:stroke-color="#000000" draw:fill="solid" draw:fill-color="#ffe0c1" draw:textarea-horizontal-align="justify" draw:textarea-vertical-align="middle" draw:auto-grow-height="false"/>
    </style:style>
    <style:style style:name="gr29" style:family="graphic" style:parent-style-name="standard">
      <style:graphic-properties svg:stroke-color="#000000" draw:fill="solid" draw:fill-color="#ffff99" draw:textarea-horizontal-align="justify" draw:textarea-vertical-align="middle" draw:auto-grow-height="false"/>
    </style:style>
    <style:style style:name="gr30" style:family="graphic" style:parent-style-name="standard">
      <style:graphic-properties svg:stroke-color="#000000" draw:fill="solid" draw:fill-color="#c3ffd7" draw:textarea-horizontal-align="justify" draw:textarea-vertical-align="middle" draw:auto-grow-height="false"/>
    </style:style>
    <style:style style:name="gr31"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2" style:family="graphic" style:parent-style-name="objectwithoutfill">
      <style:graphic-properties draw:stroke="dash" draw:stroke-dash="Dashed_20__28_var_29_" svg:stroke-color="#000000" draw:marker-end="Arrow" draw:marker-end-width="0.3cm" draw:fill="none" draw:textarea-vertical-align="middle"/>
    </style:style>
    <style:style style:name="gr33" style:family="graphic" style:parent-style-name="objectwithoutfill">
      <style:graphic-properties draw:stroke="dash" draw:stroke-dash="Ultrafine_20_Dashed"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5"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6" style:family="graphic" style:parent-style-name="standard">
      <style:graphic-properties draw:stroke="none" svg:stroke-color="#000000" draw:fill="solid" draw:fill-color="#ffffcc" draw:textarea-horizontal-align="justify" draw:textarea-vertical-align="middle" draw:auto-grow-height="false"/>
    </style:style>
    <style:style style:name="gr37"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49" style:family="graphic" style:parent-style-name="standard">
      <style:graphic-properties svg:stroke-color="#000000" draw:fill="solid" draw:fill-color="#ffffff"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1"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3"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4"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5" style:family="graphic" style:parent-style-name="standard">
      <style:graphic-properties draw:stroke="dash" draw:stroke-dash="Fine_20_Dashed" draw:fill="none" draw:textarea-horizontal-align="justify" draw:textarea-vertical-align="middle" draw:auto-grow-height="false"/>
    </style:style>
    <style:style style:name="gr56"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8"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59"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0"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1" style:family="graphic" style:parent-style-name="standard">
      <style:graphic-properties svg:stroke-color="#000000" draw:fill="solid" draw:fill-color="#cfe7f5" draw:textarea-horizontal-align="justify" draw:textarea-vertical-align="middle" draw:auto-grow-height="false"/>
    </style:style>
    <style:style style:name="gr62"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3"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4" style:family="graphic" style:parent-style-name="standard">
      <style:graphic-properties svg:stroke-color="#000000" draw:fill="solid" draw:fill-color="#ffff99" draw:textarea-horizontal-align="justify" draw:textarea-vertical-align="middle" draw:auto-grow-height="false"/>
    </style:style>
    <style:style style:name="gr65"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6" style:family="graphic" style:parent-style-name="standard">
      <style:graphic-properties svg:stroke-color="#000000" draw:fill="solid" draw:fill-color="#ffe0c1" draw:textarea-horizontal-align="justify" draw:textarea-vertical-align="middle" draw:auto-grow-height="false"/>
    </style:style>
    <style:style style:name="gr67"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8"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69"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1" style:family="graphic" style:parent-style-name="standard">
      <style:graphic-properties svg:stroke-color="#000000" draw:fill="solid" draw:fill-color="#c3ffd7" draw:textarea-horizontal-align="justify" draw:textarea-vertical-align="middle" draw:auto-grow-height="false"/>
    </style:style>
    <style:style style:name="gr72"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4"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5"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6"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7"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8" style:family="graphic" style:parent-style-name="standard">
      <style:graphic-properties svg:stroke-color="#000000" draw:fill="solid" draw:fill-color="#ffcc99"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3"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4"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5"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7"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8" style:family="graphic" style:parent-style-name="standard">
      <style:graphic-properties svg:stroke-color="#000000" draw:fill="solid" draw:fill-color="#0099ff" draw:textarea-horizontal-align="justify" draw:textarea-vertical-align="middle" draw:auto-grow-height="false"/>
    </style:style>
    <style:style style:name="gr89" style:family="graphic" style:parent-style-name="standard">
      <style:graphic-properties svg:stroke-color="#000000" draw:fill="solid" draw:fill-color="#0000ff" draw:textarea-horizontal-align="justify" draw:textarea-vertical-align="middle" draw:auto-grow-height="false"/>
    </style:style>
    <style:style style:name="gr90"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2" style:family="graphic" style:parent-style-name="standard">
      <style:graphic-properties svg:stroke-color="#000000" draw:fill="solid" draw:fill-color="#0000ff" draw:textarea-horizontal-align="justify" draw:textarea-vertical-align="middle" draw:auto-grow-height="false"/>
    </style:style>
    <style:style style:name="gr93" style:family="graphic" style:parent-style-name="standard">
      <style:graphic-properties svg:stroke-color="#000000" draw:fill="solid" draw:fill-color="#0099ff" draw:textarea-horizontal-align="justify" draw:textarea-vertical-align="middle" draw:auto-grow-height="false"/>
    </style:style>
    <style:style style:name="gr94"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5"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font-size="8pt" style:font-size-asian="8pt" style:font-size-complex="8pt"/>
    </style:style>
    <style:style style:name="P10" style:family="paragraph">
      <style:text-properties fo:font-size="10pt" style:font-size-asian="10pt" style:font-size-complex="10pt"/>
    </style:style>
    <style:style style:name="P11" style:family="paragraph">
      <style:text-properties fo:font-size="8pt" style:font-size-asian="8pt" style:font-size-complex="8pt"/>
    </style:style>
    <style:style style:name="P12" style:family="paragraph">
      <style:text-properties fo:color="#800000"/>
    </style:style>
    <style:style style:name="P13" style:family="paragraph">
      <style:text-properties fo:font-size="16pt" style:font-size-asian="16pt" style:font-size-complex="16pt"/>
    </style:style>
    <style:style style:name="P14" style:family="paragraph">
      <style:text-properties fo:color="#000000" fo:font-size="16pt" style:font-size-asian="16pt" style:font-size-complex="16pt"/>
    </style:style>
    <style:style style:name="P15" style:family="paragraph">
      <style:paragraph-properties fo:text-align="center"/>
      <style:text-properties fo:color="#000000" fo:font-size="12pt" style:font-size-asian="14pt" style:font-size-complex="14pt"/>
    </style:style>
    <style:style style:name="P16" style:family="paragraph">
      <style:paragraph-properties fo:text-align="center"/>
      <style:text-properties fo:color="#000000" fo:font-size="12pt" style:font-size-asian="18pt" style:font-size-complex="18pt"/>
    </style:style>
    <style:style style:name="P17" style:family="paragraph">
      <style:paragraph-properties fo:text-align="center"/>
      <style:text-properties fo:color="#ffffff" fo:font-size="12pt" style:font-size-asian="18pt" style:font-size-complex="18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fo:font-size="14pt" style:font-size-asian="14pt" style:font-size-complex="14pt"/>
    </style:style>
    <style:style style:name="T7" style:family="text">
      <style:text-properties style:text-position="sub 58%" fo:font-size="14pt" style:font-size-asian="14pt" style:font-size-complex="14pt"/>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color="#800000" fo:font-size="8pt" style:font-size-asian="8pt" style:font-size-complex="8pt"/>
    </style:style>
    <style:style style:name="T11" style:family="text">
      <style:text-properties style:text-position="sub 58%" fo:font-size="10pt" style:font-size-asian="10pt" style:font-size-complex="10pt"/>
    </style:style>
    <style:style style:name="T12" style:family="text">
      <style:text-properties style:text-position="sub 58%" fo:font-size="8pt" style:font-size-asian="8pt" style:font-size-complex="8pt"/>
    </style:style>
    <style:style style:name="T13" style:family="text">
      <style:text-properties style:text-position="0% 100%" fo:font-size="8pt" fo:font-style="italic" style:font-size-asian="8pt" style:font-style-asian="italic" style:font-size-complex="8pt" style:font-style-complex="italic"/>
    </style:style>
    <style:style style:name="T14" style:family="text">
      <style:text-properties style:text-position="0% 100%" fo:font-size="8pt" style:font-size-asian="8pt" style:font-size-complex="8pt"/>
    </style:style>
    <style:style style:name="T15" style:family="text">
      <style:text-properties fo:font-size="8pt" fo:font-style="italic" style:font-size-asian="8pt" style:font-style-asian="italic" style:font-size-complex="8pt" style:font-style-complex="italic"/>
    </style:style>
    <style:style style:name="T16" style:family="text">
      <style:text-properties fo:color="#800000"/>
    </style:style>
    <style:style style:name="T17" style:family="text">
      <style:text-properties fo:color="#000000" fo:font-size="16pt" style:font-size-asian="16pt" style:font-size-complex="16pt"/>
    </style:style>
    <style:style style:name="T18" style:family="text">
      <style:text-properties style:font-size-asian="14pt" style:font-size-complex="14pt"/>
    </style:style>
    <style:style style:name="T19"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 text:style-name="P3"><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0.962cm" svg:x="3.54cm" svg:y="7.504cm">
            <draw:text-box>
              <text:p text:style-name="P4">a</text:p>
            </draw:text-box>
          </draw:frame>
          <draw:frame draw:style-name="gr22" draw:text-style-name="P4" draw:layer="layout" svg:width="0.853cm" svg:height="0.962cm" svg:x="3.541cm" svg:y="9.274cm">
            <draw:text-box>
              <text:p text:style-name="P4">o</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svg:viewBox="0 0 2287 763">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svg:viewBox="0 0 2795 890">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svg:viewBox="0 0 2795 763">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svg:viewBox="0 0 5081 890">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2"><text:span text:style-name="T1">fall delay</text:span><text:span text:style-name="T5">a-&gt;o</text:span></text:p>
          </draw:measure>
          <draw:measure draw:style-name="gr24" draw:text-style-name="P6" draw:layer="layout" svg:x1="18.149cm" svg:y1="6.942cm" svg:x2="19.415cm" svg:y2="6.942cm">
            <text:p/>
          </draw:measure>
          <draw:frame draw:style-name="gr25" draw:text-style-name="P7" draw:layer="layout" svg:width="3.556cm" svg:height="2.354cm" svg:x="17.129cm" svg:y="5.191cm">
            <draw:text-box>
              <text:p text:style-name="P7"><text:span text:style-name="T6">rise slew </text:span><text:span text:style-name="T7">a-&gt;o</text:span></text:p>
            </draw:text-box>
          </draw:frame>
          <draw:line draw:style-name="gr23" draw:text-style-name="P1" draw:layer="layout" svg:x1="18.145cm" svg:y1="6.46cm" svg:x2="18.145cm" svg:y2="11.032cm">
            <text:p/>
          </draw:line>
          <draw:frame draw:style-name="gr26" draw:text-style-name="P8" draw:layer="layout" svg:width="0.502cm" svg:height="0.646cm" svg:x="19.602cm" svg:y="5.28cm">
            <draw:text-box>
              <text:p text:style-name="P8"/>
            </draw:text-box>
          </draw:frame>
        </draw:g>
      </draw:page>
      <draw:page draw:name="page3" draw:style-name="dp1" draw:master-page-name="Default">
        <draw:g>
          <draw:custom-shape draw:style-name="gr27"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1"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2.212cm" svg:y1="2.683cm" svg:x2="4.167cm" svg:y2="1.635cm">
            <text:p/>
          </draw:line>
          <draw:line draw:style-name="gr33" draw:text-style-name="P1" draw:layer="layout" svg:x1="2.212cm" svg:y1="3.036cm" svg:x2="4.167cm" svg:y2="3.413cm">
            <text:p/>
          </draw:line>
          <draw:custom-shape draw:style-name="gr31"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4.233cm" svg:y1="2.397cm" svg:x2="25.503cm" svg:y2="2.397cm">
            <text:p/>
          </draw:line>
          <draw:frame draw:style-name="gr34" draw:text-style-name="P3" draw:layer="layout" svg:width="1.578cm" svg:height="0.792cm" svg:x="0.992cm" svg:y="1.828cm">
            <draw:text-box>
              <text:p><text:span text:style-name="T2">fonte</text:span></text:p>
            </draw:text-box>
          </draw:frame>
          <draw:frame draw:style-name="gr35" draw:text-style-name="P3" draw:layer="layout" svg:width="2.797cm" svg:height="0.792cm" svg:x="24.995cm" svg:y="1.254cm">
            <draw:text-box>
              <text:p><text:span text:style-name="T2">terminal</text:span></text:p>
            </draw:text-box>
          </draw:frame>
        </draw:g>
      </draw:page>
      <draw:page draw:name="page4" draw:style-name="dp1" draw:master-page-name="Default">
        <draw:g>
          <draw:custom-shape draw:style-name="gr36"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 draw:text-style-name="P2" draw:layer="layout" svg:width="0.95cm" svg:height="0.88cm" svg:x="9.857cm" svg:y="8.665cm">
            <draw:text-box>
              <text:p><text:span text:style-name="T1">o</text:span></text:p>
            </draw:text-box>
          </draw:frame>
          <draw:frame draw:style-name="gr38" draw:text-style-name="P2" draw:layer="layout" svg:width="0.951cm" svg:height="0.879cm" svg:x="8.028cm" svg:y="7.985cm">
            <draw:text-box>
              <text:p><text:span text:style-name="T1">a</text:span></text:p>
            </draw:text-box>
          </draw:frame>
          <draw:frame draw:style-name="gr38"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9"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5cm" svg:x="5.025cm" svg:y="9.551cm">
            <draw:text-box>
              <text:p><text:span text:style-name="T2">inp2</text:span></text:p>
            </draw:text-box>
          </draw:frame>
          <draw:frame draw:style-name="gr41"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7" draw:text-style-name="P2" draw:layer="layout" svg:width="0.95cm" svg:height="0.88cm" svg:x="12.42cm" svg:y="8.738cm">
            <draw:text-box>
              <text:p><text:span text:style-name="T1">d</text:span></text:p>
            </draw:text-box>
          </draw:frame>
          <draw:frame draw:style-name="gr42" draw:text-style-name="P2" draw:layer="layout" svg:width="0.951cm" svg:height="0.88cm" svg:x="14.922cm" svg:y="8.724cm">
            <draw:text-box>
              <text:p><text:span text:style-name="T1">q</text:span></text:p>
            </draw:text-box>
          </draw:frame>
          <draw:frame draw:style-name="gr43"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4"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 draw:layer="layout" svg:width="1.643cm" svg:height="1.312cm" svg:x="18.149cm" svg:y="7.508cm">
            <draw:text-box>
              <text:p><text:span text:style-name="T3">u2</text:span></text:p>
            </draw:text-box>
          </draw:frame>
          <draw:frame draw:style-name="gr46" draw:text-style-name="P2" draw:layer="layout" svg:width="0.95cm" svg:height="0.879cm" svg:x="19.025cm" svg:y="8.611cm">
            <draw:text-box>
              <text:p><text:span text:style-name="T1">o</text:span></text:p>
            </draw:text-box>
          </draw:frame>
          <draw:frame draw:style-name="gr38"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7"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8" draw:text-style-name="P3" draw:layer="layout" svg:width="1.163cm" svg:height="0.776cm" svg:x="5.028cm" svg:y="11.795cm">
            <draw:text-box>
              <text:p><text:span text:style-name="T2">clk</text:span></text:p>
            </draw:text-box>
          </draw:frame>
          <draw:custom-shape draw:style-name="gr49" draw:text-style-name="P9" draw:layer="layout" svg:width="0.889cm" svg:height="1.27cm" svg:x="6.715cm" svg:y="6.969cm">
            <text:p><text:span text:style-name="T8">0 / 0</text:span></text:p>
            <text:p><text:span text:style-name="T8">0 / 1</text:span></text:p>
            <text:p><text:span text:style-name="T8">0 / 1</text:span></text:p>
            <draw:enhanced-geometry svg:viewBox="0 0 21600 21600" draw:type="rectangle" draw:enhanced-path="M 0 0 L 21600 0 21600 21600 0 21600 0 0 Z N"/>
          </draw:custom-shape>
          <draw:frame draw:style-name="gr50" draw:text-style-name="P10" draw:layer="layout" svg:width="1.086cm" svg:height="0.645cm" svg:x="8.931cm" svg:y="8.102cm">
            <draw:text-box>
              <text:p><text:span text:style-name="T9">2, 3</text:span></text:p>
            </draw:text-box>
          </draw:frame>
          <draw:frame draw:style-name="gr50" draw:text-style-name="P10" draw:layer="layout" svg:width="1.086cm" svg:height="0.645cm" svg:x="8.62cm" svg:y="9.001cm">
            <draw:text-box>
              <text:p><text:span text:style-name="T9">1, 2</text:span></text:p>
            </draw:text-box>
          </draw:frame>
          <draw:custom-shape draw:style-name="gr49" draw:text-style-name="P9" draw:layer="layout" svg:width="0.889cm" svg:height="1.27cm" svg:x="6.715cm" svg:y="10.017cm">
            <text:p><text:span text:style-name="T8">0 / 0</text:span></text:p>
            <text:p><text:span text:style-name="T8">1 / 2</text:span></text:p>
            <text:p><text:span text:style-name="T8">1 / 2</text:span></text:p>
            <draw:enhanced-geometry svg:viewBox="0 0 21600 21600" draw:type="rectangle" draw:enhanced-path="M 0 0 L 21600 0 21600 21600 0 21600 0 0 Z N"/>
          </draw:custom-shape>
          <draw:custom-shape draw:style-name="gr49" draw:text-style-name="P9" draw:layer="layout" svg:width="0.889cm" svg:height="1.27cm" svg:x="11.287cm" svg:y="7.477cm">
            <text:p><text:span text:style-name="T8">2 / 3</text:span></text:p>
            <text:p><text:span text:style-name="T8">3 / 3</text:span></text:p>
            <text:p><text:span text:style-name="T8">1 / 0</text:span></text:p>
            <draw:enhanced-geometry svg:viewBox="0 0 21600 21600" draw:type="rectangle" draw:enhanced-path="M 0 0 L 21600 0 21600 21600 0 21600 0 0 Z N"/>
          </draw:custom-shape>
          <draw:custom-shape draw:style-name="gr49" draw:text-style-name="P9" draw:layer="layout" svg:width="1.143cm" svg:height="1.27cm" svg:x="15.859cm" svg:y="7.604cm">
            <text:p><text:span text:style-name="T8">1 / 1.5</text:span></text:p>
            <text:p><text:span text:style-name="T8">1 / 1</text:span></text:p>
            <text:p><text:span text:style-name="T10">0 / -0.5</text:span></text:p>
            <draw:enhanced-geometry svg:viewBox="0 0 21600 21600" draw:type="rectangle" draw:enhanced-path="M 0 0 L 21600 0 21600 21600 0 21600 0 0 Z N"/>
          </draw:custom-shape>
          <draw:custom-shape draw:style-name="gr49" draw:text-style-name="P9" draw:layer="layout" svg:width="1.162cm" svg:height="0.889cm" svg:x="8.747cm" svg:y="5.064cm">
            <text:p><text:span text:style-name="T8">T = 3</text:span></text:p>
            <draw:enhanced-geometry svg:viewBox="0 0 21600 21600" draw:mirror-horizontal="false" draw:mirror-vertical="false" draw:type="rectangle" draw:enhanced-path="M 0 0 L 21600 0 21600 21600 0 21600 0 0 Z N"/>
          </draw:custom-shape>
          <draw:custom-shape draw:style-name="gr49" draw:text-style-name="P9" draw:layer="layout" svg:width="1.27cm" svg:height="1.396cm" svg:x="20.431cm" svg:y="7.478cm">
            <text:p><text:span text:style-name="T8">3.5 / 3</text:span></text:p>
            <text:p><text:span text:style-name="T8">3 / 3</text:span></text:p>
            <text:p><text:span text:style-name="T10">-0.5 / 0</text:span></text:p>
            <draw:enhanced-geometry svg:viewBox="0 0 21600 21600" draw:type="rectangle" draw:enhanced-path="M 0 0 L 21600 0 21600 21600 0 21600 0 0 Z N"/>
          </draw:custom-shape>
          <draw:frame draw:style-name="gr50" draw:text-style-name="P10" draw:layer="layout" svg:width="1.378cm" svg:height="0.645cm" svg:x="13.757cm" svg:y="8.874cm">
            <draw:text-box>
              <text:p><text:span text:style-name="T9">1, 1.5</text:span></text:p>
            </draw:text-box>
          </draw:frame>
          <draw:frame draw:style-name="gr50" draw:text-style-name="P10" draw:layer="layout" svg:width="1.086cm" svg:height="0.645cm" svg:x="17.948cm" svg:y="8.483cm">
            <draw:text-box>
              <text:p><text:span text:style-name="T9">2, 2</text:span></text:p>
            </draw:text-box>
          </draw:frame>
          <draw:path draw:style-name="gr51"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 draw:text-style-name="P2" draw:layer="layout" svg:width="0.95cm" svg:height="0.88cm" svg:x="17.211cm" svg:y="3.269cm">
            <draw:text-box>
              <text:p><text:span text:style-name="T1">o</text:span></text:p>
            </draw:text-box>
          </draw:frame>
          <draw:frame draw:style-name="gr38" draw:text-style-name="P2" draw:layer="layout" svg:width="0.951cm" svg:height="0.879cm" svg:x="15.382cm" svg:y="2.589cm">
            <draw:text-box>
              <text:p><text:span text:style-name="T1">a</text:span></text:p>
            </draw:text-box>
          </draw:frame>
          <draw:frame draw:style-name="gr38"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0" draw:text-style-name="P10" draw:layer="layout" svg:width="1.53cm" svg:height="0.761cm" svg:x="16.285cm" svg:y="2.706cm">
            <draw:text-box>
              <text:p><text:span text:style-name="T9">rd</text:span><text:span text:style-name="T11">a</text:span><text:span text:style-name="T9">, fd</text:span><text:span text:style-name="T11">a</text:span></text:p>
            </draw:text-box>
          </draw:frame>
          <draw:frame draw:style-name="gr50" draw:text-style-name="P10" draw:layer="layout" svg:width="1.53cm" svg:height="0.761cm" svg:x="15.599cm" svg:y="3.413cm">
            <draw:text-box>
              <text:p><text:span text:style-name="T9">rd</text:span><text:span text:style-name="T11">b</text:span><text:span text:style-name="T9">, fd</text:span><text:span text:style-name="T11">b</text:span></text:p>
            </draw:text-box>
          </draw:frame>
          <draw:custom-shape draw:style-name="gr49" draw:text-style-name="P9" draw:layer="layout" svg:width="0.889cm" svg:height="1.27cm" svg:x="17.891cm" svg:y="1.635cm">
            <text:p><text:span text:style-name="T8">ra / fa</text:span></text:p>
            <text:p><text:span text:style-name="T8">rr / fr</text:span></text:p>
            <text:p><text:span text:style-name="T8">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2" draw:text-style-name="P11" draw:layer="layout" svg:width="4.985cm" svg:height="3.615cm" svg:x="19.002cm" svg:y="1.762cm">
            <draw:text-box>
              <text:p><text:span text:style-name="T8">rd</text:span><text:span text:style-name="T12">a </text:span><text:span text:style-name="T8">= </text:span><text:span text:style-name="T13">rise delay</text:span><text:span text:style-name="T14"> pelo arco do pino a</text:span></text:p>
              <text:p><text:span text:style-name="T14">fd</text:span><text:span text:style-name="T12">a </text:span><text:span text:style-name="T14">= </text:span><text:span text:style-name="T13">fall delay</text:span><text:span text:style-name="T14"> pelo arco do pino a</text:span></text:p>
              <text:p><text:span text:style-name="T8">ra = </text:span><text:span text:style-name="T15">rise arrival time</text:span></text:p>
              <text:p><text:span text:style-name="T8">fa = </text:span><text:span text:style-name="T15">fall arrival time</text:span></text:p>
              <text:p><text:span text:style-name="T8">rr = </text:span><text:span text:style-name="T15">rise required time</text:span></text:p>
              <text:p><text:span text:style-name="T8">fr = </text:span><text:span text:style-name="T15">fall required time</text:span></text:p>
              <text:p><text:span text:style-name="T8">rs = </text:span><text:span text:style-name="T15">rise slack</text:span></text:p>
              <text:p><text:span text:style-name="T8">fs = </text:span><text:span text:style-name="T15">fall slack</text:span></text:p>
              <text:p><text:span text:style-name="T8"/></text:p>
              <text:p><text:span text:style-name="T14"/></text:p>
            </draw:text-box>
          </draw:frame>
          <draw:frame draw:style-name="gr20" draw:text-style-name="P12" draw:layer="layout" svg:width="8.778cm" svg:height="0.962cm" svg:x="15.59cm" svg:y="10.017cm">
            <draw:text-box>
              <text:p><text:span text:style-name="T16">Caminho crítico com violação</text:span></text:p>
            </draw:text-box>
          </draw:frame>
        </draw:g>
      </draw:page>
      <draw:page draw:name="page5" draw:style-name="dp1" draw:master-page-name="Default">
        <draw:g>
          <draw:custom-shape draw:style-name="gr27"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1"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339cm" svg:y1="4.285cm" svg:x2="4.253cm" svg:y2="3.314cm">
            <text:p/>
          </draw:line>
          <draw:line draw:style-name="gr33" draw:text-style-name="P1" draw:layer="layout" svg:x1="1.339cm" svg:y1="4.673cm" svg:x2="4.253cm" svg:y2="5.45cm">
            <text:p/>
          </draw:line>
          <draw:custom-shape draw:style-name="gr31"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4.876cm" svg:y1="4.083cm" svg:x2="26.146cm" svg:y2="4.083cm">
            <text:p/>
          </draw:line>
          <draw:frame draw:style-name="gr53" draw:text-style-name="P3" draw:layer="layout" svg:width="1.733cm" svg:height="0.87cm" svg:x="-0.001cm" svg:y="3.346cm">
            <draw:text-box>
              <text:p><text:span text:style-name="T2">fonte</text:span></text:p>
            </draw:text-box>
          </draw:frame>
          <draw:frame draw:style-name="gr54" draw:text-style-name="P3" draw:layer="layout" svg:width="3.072cm" svg:height="0.87cm" svg:x="25.888cm" svg:y="2.875cm">
            <draw:text-box>
              <text:p><text:span text:style-name="T2">terminal</text:span></text:p>
            </draw:text-box>
          </draw:frame>
          <draw:custom-shape draw:style-name="gr55" draw:text-style-name="P1" draw:layer="layout" svg:width="11.849cm" svg:height="6.603cm" svg:x="2.116cm" svg:y="1.001cm">
            <text:p/>
            <draw:enhanced-geometry svg:viewBox="0 0 21600 21600" draw:type="rectangle" draw:enhanced-path="M 0 0 L 21600 0 21600 21600 0 21600 0 0 Z N"/>
          </draw:custom-shape>
          <draw:custom-shape draw:style-name="gr55" draw:text-style-name="P1" draw:layer="layout" svg:width="11.073cm" svg:height="6.603cm" svg:x="13.965cm" svg:y="1cm">
            <text:p/>
            <draw:enhanced-geometry svg:viewBox="0 0 21600 21600" draw:type="rectangle" draw:enhanced-path="M 0 0 L 21600 0 21600 21600 0 21600 0 0 Z N"/>
          </draw:custom-shape>
          <draw:frame draw:style-name="gr56" draw:text-style-name="P14" draw:layer="layout" svg:width="4.523cm" svg:height="1.108cm" svg:x="10.112cm" svg:y="1.085cm">
            <draw:text-box>
              <text:p text:style-name="P13"><text:span text:style-name="T17">Subcircuito 1</text:span></text:p>
            </draw:text-box>
          </draw:frame>
          <draw:frame draw:style-name="gr57" draw:text-style-name="P14" draw:layer="layout" svg:width="4.522cm" svg:height="1.109cm" svg:x="21.32cm" svg:y="1.034cm">
            <draw:text-box>
              <text:p text:style-name="P13"><text:span text:style-name="T17">Subcircuito 2</text:span></text:p>
            </draw:text-box>
          </draw:frame>
        </draw:g>
      </draw:page>
      <draw:page draw:name="page6"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7" draw:text-style-name="P1" draw:layer="layout" svg:width="1.803cm" svg:height="1.804cm" svg:x="8.087cm" svg:y="1.254cm">
          <text:p text:style-name="P1">inp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 draw:text-style-name="P1" draw:layer="layout" svg:width="1.803cm" svg:height="1.803cm" svg:x="7.96cm" svg:y="3.515cm">
          <text:p text:style-name="P1">inp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9"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13.198cm" svg:y="3.008cm">
          <text:p text:style-name="P1">u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9" draw:text-style-name="P1" draw:layer="layout" svg:width="1.804cm" svg:height="1.804cm" svg:x="17.173cm" svg:y="2.82cm">
          <text:p text:style-name="P1">f1: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 draw:layer="layout" svg:width="1.803cm" svg:height="1.803cm" svg:x="17.256cm" svg:y="5.801cm">
          <text:p text:style-name="P1">ou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2" draw:text-style-name="P1" draw:layer="layout" svg:x1="3.413cm" svg:y1="3.794cm" svg:x2="7.858cm" svg:y2="2.143cm">
          <text:p/>
        </draw:line>
        <draw:line draw:style-name="gr33" draw:text-style-name="P1" draw:layer="layout" svg:x1="3.667cm" svg:y1="4.302cm" svg:x2="7.731cm" svg:y2="4.429cm">
          <text:p/>
        </draw:line>
        <draw:line draw:style-name="gr33" draw:text-style-name="P1" draw:layer="layout" svg:x1="3.54cm" svg:y1="4.81cm" svg:x2="7.604cm" svg:y2="6.842cm">
          <text:p/>
        </draw:line>
        <draw:line draw:style-name="gr33" draw:text-style-name="P1" draw:layer="layout" svg:x1="19.288cm" svg:y1="3.921cm" svg:x2="23.479cm" svg:y2="4.302cm">
          <text:p/>
        </draw:line>
        <draw:line draw:style-name="gr33" draw:text-style-name="P1" draw:layer="layout" svg:x1="19.288cm" svg:y1="6.461cm" svg:x2="23.479cm" svg:y2="5.064cm">
          <text:p/>
        </draw:line>
        <draw:g>
          <draw:custom-shape draw:style-name="gr31"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 draw:layer="layout" svg:width="2.883cm" svg:height="1.448cm" svg:x="2.054cm" svg:y="3.108cm">
            <draw:text-box>
              <text:p><text:span text:style-name="T2">fonte</text:span></text:p>
            </draw:text-box>
          </draw:frame>
        </draw:g>
        <draw:g>
          <draw:custom-shape draw:style-name="gr31"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7" draw:style-name="dp1" draw:master-page-name="Default">
        <draw:line draw:style-name="gr21" draw:text-style-name="P1" draw:layer="layout" svg:x1="8.516cm" svg:y1="11.436cm" svg:x2="10.895cm" svg:y2="11.31cm">
          <text:p/>
        </draw:line>
        <draw:line draw:style-name="gr60"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0" draw:text-style-name="P1" draw:layer="layout" svg:x1="11.554cm" svg:y1="15.927cm" svg:x2="13.753cm" svg:y2="15.927cm">
          <text:p/>
        </draw:line>
        <draw:line draw:style-name="gr21" draw:text-style-name="P1" draw:layer="layout" svg:x1="8.318cm" svg:y1="14.828cm" svg:x2="10.235cm" svg:y2="15.927cm">
          <text:p/>
        </draw:line>
        <draw:g>
          <draw:custom-shape draw:style-name="gr61"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 draw:layer="layout" svg:width="1.792cm" svg:height="0.985cm" svg:x="7.13cm" svg:y="6.373cm">
            <draw:text-box>
              <text:p><text:span text:style-name="T2">inp1</text:span></text:p>
            </draw:text-box>
          </draw:frame>
        </draw:g>
        <draw:g>
          <draw:custom-shape draw:style-name="gr61"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2.261cm" svg:height="0.985cm" svg:x="7.27cm" svg:y="10.497cm">
            <draw:text-box>
              <text:p><text:span text:style-name="T2">inp2</text:span></text:p>
            </draw:text-box>
          </draw:frame>
        </draw:g>
        <draw:g>
          <draw:custom-shape draw:style-name="gr64"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5" draw:text-style-name="P3" draw:layer="layout" svg:width="1.69cm" svg:height="0.985cm" svg:x="7.055cm" svg:y="13.495cm">
            <draw:text-box>
              <text:p><text:span text:style-name="T2">f1:q</text:span></text:p>
            </draw:text-box>
          </draw:frame>
        </draw:g>
        <draw:g>
          <draw:custom-shape draw:style-name="gr66"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7" draw:text-style-name="P2" draw:layer="layout" svg:width="2.306cm" svg:height="1.255cm" svg:x="10.251cm" svg:y="14.716cm">
            <draw:text-box>
              <text:p><text:span text:style-name="T1">u2:a</text:span></text:p>
            </draw:text-box>
          </draw:frame>
        </draw:g>
        <draw:g>
          <draw:custom-shape draw:style-name="gr66"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0.929cm" svg:x="13.733cm" svg:y="14.577cm">
            <draw:text-box>
              <text:p><text:span text:style-name="T1">u2:o</text:span></text:p>
            </draw:text-box>
          </draw:frame>
        </draw:g>
        <draw:g>
          <draw:custom-shape draw:style-name="gr66"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1.255cm" svg:x="10.784cm" svg:y="7.383cm">
            <draw:text-box>
              <text:p><text:span text:style-name="T1">u1:a</text:span></text:p>
            </draw:text-box>
          </draw:frame>
        </draw:g>
        <draw:g>
          <draw:custom-shape draw:style-name="gr66"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7cm" svg:height="1.255cm" svg:x="10.761cm" svg:y="10.283cm">
            <draw:text-box>
              <text:p><text:span text:style-name="T1">u1:b</text:span></text:p>
            </draw:text-box>
          </draw:frame>
        </draw:g>
        <draw:g>
          <draw:custom-shape draw:style-name="gr66"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1.255cm" svg:x="14.375cm" svg:y="8.541cm">
            <draw:text-box>
              <text:p><text:span text:style-name="T1">u1:o</text:span></text:p>
            </draw:text-box>
          </draw:frame>
        </draw:g>
        <draw:g>
          <draw:custom-shape draw:style-name="gr64"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3" draw:layer="layout" svg:width="1.69cm" svg:height="0.985cm" svg:x="17.918cm" svg:y="8.932cm">
            <draw:text-box>
              <text:p><text:span text:style-name="T2">f1:d</text:span></text:p>
            </draw:text-box>
          </draw:frame>
        </draw:g>
        <draw:g>
          <draw:custom-shape draw:style-name="gr71"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 draw:text-style-name="P3" draw:layer="layout" svg:width="1.551cm" svg:height="0.985cm" svg:x="17.855cm" svg:y="11.616cm">
            <draw:text-box>
              <text:p><text:span text:style-name="T2">out</text:span></text:p>
            </draw:text-box>
          </draw:frame>
        </draw:g>
        <draw:line draw:style-name="gr32" draw:text-style-name="P1" draw:layer="layout" svg:x1="3.491cm" svg:y1="10.65cm" svg:x2="6.976cm" svg:y2="7.918cm">
          <text:p/>
        </draw:line>
        <draw:line draw:style-name="gr33" draw:text-style-name="P1" draw:layer="layout" svg:x1="3.711cm" svg:y1="11.09cm" svg:x2="6.976cm" svg:y2="11.656cm">
          <text:p/>
        </draw:line>
        <draw:line draw:style-name="gr33" draw:text-style-name="P1" draw:layer="layout" svg:x1="3.491cm" svg:y1="11.53cm" svg:x2="6.976cm" svg:y2="14.515cm">
          <text:p/>
        </draw:line>
        <draw:line draw:style-name="gr33" draw:text-style-name="P1" draw:layer="layout" svg:x1="19.179cm" svg:y1="10.19cm" svg:x2="23.248cm" svg:y2="10.997cm">
          <text:p/>
        </draw:line>
        <draw:line draw:style-name="gr33" draw:text-style-name="P1" draw:layer="layout" svg:x1="19.063cm" svg:y1="12.642cm" svg:x2="23.235cm" svg:y2="11.473cm">
          <text:p/>
        </draw:line>
        <draw:g>
          <draw:custom-shape draw:style-name="gr31"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962cm" svg:height="0.985cm" svg:x="2.34cm" svg:y="9.99cm">
            <draw:text-box>
              <text:p><text:span text:style-name="T2">fonte</text:span></text:p>
            </draw:text-box>
          </draw:frame>
        </draw:g>
        <draw:g>
          <draw:custom-shape draw:style-name="gr31"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0" draw:text-style-name="P1" draw:layer="layout" svg:x1="12.286cm" svg:y1="8.671cm" svg:x2="14.485cm" svg:y2="9.331cm">
          <text:p/>
        </draw:line>
      </draw:page>
      <draw:page draw:name="page8" draw:style-name="dp1" draw:master-page-name="Default">
        <draw:g>
          <draw:line draw:style-name="gr21" draw:text-style-name="P1" draw:layer="layout" svg:x1="11.16cm" svg:y1="4.767cm" svg:x2="13.217cm" svg:y2="4.191cm">
            <text:p/>
          </draw:line>
          <draw:line draw:style-name="gr60"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0" draw:text-style-name="P1" draw:layer="layout" svg:x1="14.561cm" svg:y1="7.262cm" svg:x2="16.865cm" svg:y2="7.262cm">
            <text:p/>
          </draw:line>
          <draw:line draw:style-name="gr21" draw:text-style-name="P1" draw:layer="layout" svg:x1="11.16cm" svg:y1="7.646cm" svg:x2="13.217cm" svg:y2="7.262cm">
            <text:p/>
          </draw:line>
          <draw:g>
            <draw:custom-shape draw:style-name="gr61"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1.974cm" svg:height="1.096cm" svg:x="9.948cm" svg:y="0.238cm">
              <draw:text-box>
                <text:p><text:span text:style-name="T2">inp1</text:span></text:p>
              </draw:text-box>
            </draw:frame>
          </draw:g>
          <draw:g>
            <draw:custom-shape draw:style-name="gr61"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89cm" svg:y="4.048cm">
              <draw:text-box>
                <text:p><text:span text:style-name="T2">inp2</text:span></text:p>
              </draw:text-box>
            </draw:frame>
          </draw:g>
          <draw:g>
            <draw:custom-shape draw:style-name="gr64"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834cm" svg:height="1.096cm" svg:x="9.89cm" svg:y="6.635cm">
              <draw:text-box>
                <text:p><text:span text:style-name="T2">f1:q</text:span></text:p>
              </draw:text-box>
            </draw:frame>
          </draw:g>
          <draw:g>
            <draw:custom-shape draw:style-name="gr78"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3.092cm" svg:y="6.18cm">
              <draw:text-box>
                <text:p><text:span text:style-name="T1">u2:a</text:span></text:p>
              </draw:text-box>
            </draw:frame>
          </draw:g>
          <draw:g>
            <draw:custom-shape draw:style-name="gr78"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3cm" svg:height="1.096cm" svg:x="16.748cm" svg:y="6.127cm">
              <draw:text-box>
                <text:p><text:span text:style-name="T1">u2:o</text:span></text:p>
              </draw:text-box>
            </draw:frame>
          </draw:g>
          <draw:g>
            <draw:custom-shape draw:style-name="gr78"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3cm" svg:height="1.096cm" svg:x="13.192cm" svg:y="1.174cm">
              <draw:text-box>
                <text:p><text:span text:style-name="T1">u1:a</text:span></text:p>
              </draw:text-box>
            </draw:frame>
          </draw:g>
          <draw:g>
            <draw:custom-shape draw:style-name="gr78"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2.992cm" svg:y="2.905cm">
              <draw:text-box>
                <text:p><text:span text:style-name="T1">u1:b</text:span></text:p>
              </draw:text-box>
            </draw:frame>
          </draw:g>
          <draw:g>
            <draw:custom-shape draw:style-name="gr78"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6.231cm" svg:y="2.116cm">
              <draw:text-box>
                <text:p><text:span text:style-name="T1">u1:o</text:span></text:p>
              </draw:text-box>
            </draw:frame>
          </draw:g>
          <draw:g>
            <draw:custom-shape draw:style-name="gr64"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 draw:layer="layout" svg:width="1.833cm" svg:height="1.096cm" svg:x="19.415cm" svg:y="2.016cm">
              <draw:text-box>
                <text:p><text:span text:style-name="T2">f1:d</text:span></text:p>
              </draw:text-box>
            </draw:frame>
          </draw:g>
          <draw:g>
            <draw:custom-shape draw:style-name="gr61"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656cm" svg:height="1.096cm" svg:x="19.388cm" svg:y="6.154cm">
              <draw:text-box>
                <text:p><text:span text:style-name="T2">out</text:span></text:p>
              </draw:text-box>
            </draw:frame>
          </draw:g>
          <draw:line draw:style-name="gr32" draw:text-style-name="P1" draw:layer="layout" svg:x1="3.508cm" svg:y1="4.273cm" svg:x2="6.116cm" svg:y2="2.545cm">
            <text:p/>
          </draw:line>
          <draw:line draw:style-name="gr33" draw:text-style-name="P1" draw:layer="layout" svg:x1="3.729cm" svg:y1="4.848cm" svg:x2="6.308cm" svg:y2="5.04cm">
            <text:p/>
          </draw:line>
          <draw:line draw:style-name="gr33" draw:text-style-name="P1" draw:layer="layout" svg:x1="3.537cm" svg:y1="5.314cm" svg:x2="6.308cm" svg:y2="6.96cm">
            <text:p/>
          </draw:line>
          <draw:line draw:style-name="gr33" draw:text-style-name="P1" draw:layer="layout" svg:x1="20.759cm" svg:y1="3.231cm" svg:x2="24.023cm" svg:y2="4.383cm">
            <text:p/>
          </draw:line>
          <draw:line draw:style-name="gr33" draw:text-style-name="P1" draw:layer="layout" svg:x1="20.594cm" svg:y1="7.152cm" svg:x2="24.022cm" svg:y2="5.151cm">
            <text:p/>
          </draw:line>
          <draw:g>
            <draw:custom-shape draw:style-name="gr3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2.192cm" svg:height="1.095cm" svg:x="2.143cm" svg:y="3.715cm">
              <draw:text-box>
                <text:p><text:span text:style-name="T2">fonte</text:span></text:p>
              </draw:text-box>
            </draw:frame>
          </draw:g>
          <draw:g>
            <draw:custom-shape draw:style-name="gr31"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0" draw:text-style-name="P1" draw:layer="layout" svg:x1="14.452cm" svg:y1="2.353cm" svg:x2="16.372cm" svg:y2="2.929cm">
            <text:p/>
          </draw:line>
          <draw:g>
            <draw:custom-shape draw:style-name="gr61"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512cm" svg:height="1.096cm" svg:x="6.08cm" svg:y="1cm">
              <draw:text-box>
                <text:p><text:span text:style-name="T2">inp1:a</text:span></text:p>
              </draw:text-box>
            </draw:frame>
          </draw:g>
          <draw:g>
            <draw:custom-shape draw:style-name="gr61"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512cm" svg:height="1.096cm" svg:x="6.08cm" svg:y="3.921cm">
              <draw:text-box>
                <text:p><text:span text:style-name="T2">inp2:a</text:span></text:p>
              </draw:text-box>
            </draw:frame>
          </draw:g>
          <draw:g>
            <draw:custom-shape draw:style-name="gr64"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114cm" svg:height="1.096cm" svg:x="6.207cm" svg:y="6.254cm">
              <draw:text-box>
                <text:p><text:span text:style-name="T2">f1:ck</text:span></text:p>
              </draw:text-box>
            </draw:frame>
          </draw:g>
          <draw:line draw:style-name="gr60" draw:text-style-name="P1" draw:layer="layout" svg:x1="7.459cm" svg:y1="1.969cm" svg:x2="9.843cm" svg:y2="1.393cm">
            <text:p/>
          </draw:line>
          <draw:line draw:style-name="gr60" draw:text-style-name="P1" draw:layer="layout" svg:x1="7.459cm" svg:y1="5.04cm" svg:x2="9.841cm" svg:y2="5.04cm">
            <text:p/>
          </draw:line>
          <draw:line draw:style-name="gr60" draw:text-style-name="P1" draw:layer="layout" svg:x1="7.459cm" svg:y1="7.536cm" svg:x2="9.84cm" svg:y2="7.728cm">
            <text:p/>
          </draw:line>
        </draw:g>
      </draw:page>
      <draw:page draw:name="page9" draw:style-name="dp1" draw:master-page-name="Default">
        <draw:line draw:style-name="gr21" draw:text-style-name="P1" draw:layer="layout" svg:x1="11.16cm" svg:y1="4.767cm" svg:x2="13.217cm" svg:y2="4.191cm">
          <text:p/>
        </draw:line>
        <draw:line draw:style-name="gr87"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7" draw:text-style-name="P1" draw:layer="layout" svg:x1="14.561cm" svg:y1="7.262cm" svg:x2="18.018cm" svg:y2="7.096cm">
          <text:p/>
        </draw:line>
        <draw:line draw:style-name="gr21" draw:text-style-name="P1" draw:layer="layout" svg:x1="11.16cm" svg:y1="7.646cm" svg:x2="13.217cm" svg:y2="7.262cm">
          <text:p/>
        </draw:line>
        <draw:custom-shape draw:style-name="gr61"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1.974cm" svg:height="1.096cm" svg:x="9.948cm" svg:y="0.238cm">
          <draw:text-box>
            <text:p><text:span text:style-name="T2">inp1</text:span></text:p>
          </draw:text-box>
        </draw:frame>
        <draw:custom-shape draw:style-name="gr61"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89cm" svg:y="4.048cm">
          <draw:text-box>
            <text:p><text:span text:style-name="T2">inp2</text:span></text:p>
          </draw:text-box>
        </draw:frame>
        <draw:custom-shape draw:style-name="gr61"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834cm" svg:height="1.096cm" svg:x="9.89cm" svg:y="6.635cm">
          <draw:text-box>
            <text:p><text:span text:style-name="T2">f1:q</text:span></text:p>
          </draw:text-box>
        </draw:frame>
        <draw:custom-shape draw:style-name="gr61"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3.092cm" svg:y="6.18cm">
          <draw:text-box>
            <text:p><text:span text:style-name="T1">u2:a</text:span></text:p>
          </draw:text-box>
        </draw:frame>
        <draw:custom-shape draw:style-name="gr88"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3cm" svg:height="1.096cm" svg:x="17.891cm" svg:y="5.958cm">
          <draw:text-box>
            <text:p><text:span text:style-name="T1">u2:o</text:span></text:p>
          </draw:text-box>
        </draw:frame>
        <draw:custom-shape draw:style-name="gr61"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3cm" svg:height="1.096cm" svg:x="13.192cm" svg:y="1.174cm">
          <draw:text-box>
            <text:p><text:span text:style-name="T1">u1:a</text:span></text:p>
          </draw:text-box>
        </draw:frame>
        <draw:custom-shape draw:style-name="gr61"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2.992cm" svg:y="2.905cm">
          <draw:text-box>
            <text:p><text:span text:style-name="T1">u1:b</text:span></text:p>
          </draw:text-box>
        </draw:frame>
        <draw:custom-shape draw:style-name="gr8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014cm" svg:height="1.096cm" svg:x="16.231cm" svg:y="2.116cm">
          <draw:text-box>
            <text:p><text:span text:style-name="T1">u1:o</text:span></text:p>
          </draw:text-box>
        </draw:frame>
        <draw:custom-shape draw:style-name="gr88"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 draw:layer="layout" svg:width="1.833cm" svg:height="1.096cm" svg:x="19.415cm" svg:y="2.016cm">
          <draw:text-box>
            <text:p><text:span text:style-name="T2">f1:d</text:span></text:p>
          </draw:text-box>
        </draw:frame>
        <draw:custom-shape draw:style-name="gr88" draw:text-style-name="P1" draw:layer="layout" svg:width="0.768cm" svg:height="0.767cm" svg:x="20.856cm" svg:y="6.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2" draw:text-style-name="P3" draw:layer="layout" svg:width="1.656cm" svg:height="1.096cm" svg:x="20.68cm" svg:y="5.985cm">
          <draw:text-box>
            <text:p><text:span text:style-name="T2">out</text:span></text:p>
          </draw:text-box>
        </draw:frame>
        <draw:line draw:style-name="gr32" draw:text-style-name="P1" draw:layer="layout" svg:x1="3.508cm" svg:y1="4.273cm" svg:x2="6.116cm" svg:y2="2.545cm">
          <text:p/>
        </draw:line>
        <draw:line draw:style-name="gr33" draw:text-style-name="P1" draw:layer="layout" svg:x1="3.729cm" svg:y1="4.848cm" svg:x2="6.308cm" svg:y2="5.04cm">
          <text:p/>
        </draw:line>
        <draw:line draw:style-name="gr33" draw:text-style-name="P1" draw:layer="layout" svg:x1="3.537cm" svg:y1="5.314cm" svg:x2="6.308cm" svg:y2="6.96cm">
          <text:p/>
        </draw:line>
        <draw:line draw:style-name="gr33" draw:text-style-name="P1" draw:layer="layout" svg:x1="20.759cm" svg:y1="3.231cm" svg:x2="24.023cm" svg:y2="4.383cm">
          <text:p/>
        </draw:line>
        <draw:line draw:style-name="gr33" draw:text-style-name="P1" draw:layer="layout" svg:x1="21.701cm" svg:y1="6.715cm" svg:x2="24.022cm" svg:y2="5.151cm">
          <text:p/>
        </draw:line>
        <draw:custom-shape draw:style-name="gr90"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2.192cm" svg:height="1.095cm" svg:x="2.143cm" svg:y="3.715cm">
          <draw:text-box>
            <text:p><text:span text:style-name="T2">fonte</text:span></text:p>
          </draw:text-box>
        </draw:frame>
        <draw:custom-shape draw:style-name="gr91"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7" draw:text-style-name="P1" draw:layer="layout" svg:x1="14.452cm" svg:y1="2.353cm" svg:x2="16.372cm" svg:y2="2.929cm">
          <text:p/>
        </draw:line>
        <draw:custom-shape draw:style-name="gr61"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512cm" svg:height="1.096cm" svg:x="6.08cm" svg:y="1cm">
          <draw:text-box>
            <text:p><text:span text:style-name="T2">inp1:a</text:span></text:p>
          </draw:text-box>
        </draw:frame>
        <draw:custom-shape draw:style-name="gr61"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512cm" svg:height="1.096cm" svg:x="6.08cm" svg:y="3.921cm">
          <draw:text-box>
            <text:p><text:span text:style-name="T2">inp2:a</text:span></text:p>
          </draw:text-box>
        </draw:frame>
        <draw:custom-shape draw:style-name="gr61"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114cm" svg:height="1.096cm" svg:x="6.207cm" svg:y="6.254cm">
          <draw:text-box>
            <text:p><text:span text:style-name="T2">f1:ck</text:span></text:p>
          </draw:text-box>
        </draw:frame>
        <draw:line draw:style-name="gr87" draw:text-style-name="P1" draw:layer="layout" svg:x1="7.459cm" svg:y1="1.969cm" svg:x2="9.843cm" svg:y2="1.393cm">
          <text:p/>
        </draw:line>
        <draw:line draw:style-name="gr87" draw:text-style-name="P1" draw:layer="layout" svg:x1="7.459cm" svg:y1="5.04cm" svg:x2="9.841cm" svg:y2="5.04cm">
          <text:p/>
        </draw:line>
        <draw:line draw:style-name="gr87" draw:text-style-name="P1" draw:layer="layout" svg:x1="7.459cm" svg:y1="7.536cm" svg:x2="9.84cm" svg:y2="7.728cm">
          <text:p/>
        </draw:line>
        <draw:custom-shape draw:style-name="gr27" draw:text-style-name="P15" draw:layer="layout" svg:width="1.651cm" svg:height="1.651cm" svg:x="1.381cm" svg:y="10.277cm">
          <text:p text:style-name="P15"><text:span text:style-name="T18">fonte</text:span></text:p>
          <draw:enhanced-geometry svg:viewBox="0 0 21600 21600" draw:type="rectangle" draw:enhanced-path="M 0 0 L 21600 0 21600 21600 0 21600 0 0 Z N"/>
        </draw:custom-shape>
        <draw:custom-shape draw:style-name="gr27" draw:text-style-name="P16" draw:layer="layout" svg:width="1.651cm" svg:height="1.651cm" svg:x="3.032cm" svg:y="10.276cm">
          <text:p text:style-name="P16">Inp1:a</text:p>
          <draw:enhanced-geometry svg:viewBox="0 0 21600 21600" draw:type="rectangle" draw:enhanced-path="M 0 0 L 21600 0 21600 21600 0 21600 0 0 Z N"/>
        </draw:custom-shape>
        <draw:custom-shape draw:style-name="gr27" draw:text-style-name="P16" draw:layer="layout" svg:width="1.651cm" svg:height="1.651cm" svg:x="4.683cm" svg:y="10.275cm">
          <text:p text:style-name="P16">inp1</text:p>
          <draw:enhanced-geometry svg:viewBox="0 0 21600 21600" draw:type="rectangle" draw:enhanced-path="M 0 0 L 21600 0 21600 21600 0 21600 0 0 Z N"/>
        </draw:custom-shape>
        <draw:custom-shape draw:style-name="gr27" draw:text-style-name="P16" draw:layer="layout" svg:width="1.651cm" svg:height="1.651cm" svg:x="6.334cm" svg:y="10.274cm">
          <text:p text:style-name="P16">Inp2:a</text:p>
          <draw:enhanced-geometry svg:viewBox="0 0 21600 21600" draw:type="rectangle" draw:enhanced-path="M 0 0 L 21600 0 21600 21600 0 21600 0 0 Z N"/>
        </draw:custom-shape>
        <draw:custom-shape draw:style-name="gr27" draw:text-style-name="P16" draw:layer="layout" svg:width="1.651cm" svg:height="1.651cm" svg:x="7.985cm" svg:y="10.275cm">
          <text:p text:style-name="P16">inp2</text:p>
          <draw:enhanced-geometry svg:viewBox="0 0 21600 21600" draw:type="rectangle" draw:enhanced-path="M 0 0 L 21600 0 21600 21600 0 21600 0 0 Z N"/>
        </draw:custom-shape>
        <draw:custom-shape draw:style-name="gr27" draw:text-style-name="P16" draw:layer="layout" svg:width="1.651cm" svg:height="1.651cm" svg:x="9.636cm" svg:y="10.274cm">
          <text:p text:style-name="P16">f1:ck</text:p>
          <draw:enhanced-geometry svg:viewBox="0 0 21600 21600" draw:type="rectangle" draw:enhanced-path="M 0 0 L 21600 0 21600 21600 0 21600 0 0 Z N"/>
        </draw:custom-shape>
        <draw:custom-shape draw:style-name="gr27" draw:text-style-name="P16" draw:layer="layout" svg:width="1.651cm" svg:height="1.651cm" svg:x="11.287cm" svg:y="10.273cm">
          <text:p text:style-name="P16">f1:q</text:p>
          <draw:enhanced-geometry svg:viewBox="0 0 21600 21600" draw:type="rectangle" draw:enhanced-path="M 0 0 L 21600 0 21600 21600 0 21600 0 0 Z N"/>
        </draw:custom-shape>
        <draw:custom-shape draw:style-name="gr27" draw:text-style-name="P16" draw:layer="layout" svg:width="1.651cm" svg:height="1.651cm" svg:x="12.938cm" svg:y="10.272cm">
          <text:p text:style-name="P16">u1:a</text:p>
          <draw:enhanced-geometry svg:viewBox="0 0 21600 21600" draw:type="rectangle" draw:enhanced-path="M 0 0 L 21600 0 21600 21600 0 21600 0 0 Z N"/>
        </draw:custom-shape>
        <draw:custom-shape draw:style-name="gr27" draw:text-style-name="P16" draw:layer="layout" svg:width="1.651cm" svg:height="1.651cm" svg:x="14.589cm" svg:y="10.275cm">
          <text:p text:style-name="P16">u1:b</text:p>
          <draw:enhanced-geometry svg:viewBox="0 0 21600 21600" draw:type="rectangle" draw:enhanced-path="M 0 0 L 21600 0 21600 21600 0 21600 0 0 Z N"/>
        </draw:custom-shape>
        <draw:custom-shape draw:style-name="gr27" draw:text-style-name="P16" draw:layer="layout" svg:width="1.651cm" svg:height="1.651cm" svg:x="16.24cm" svg:y="10.277cm">
          <text:p text:style-name="P16">u2:a</text:p>
          <draw:enhanced-geometry svg:viewBox="0 0 21600 21600" draw:type="rectangle" draw:enhanced-path="M 0 0 L 21600 0 21600 21600 0 21600 0 0 Z N"/>
        </draw:custom-shape>
        <draw:custom-shape draw:style-name="gr92" draw:text-style-name="P17" draw:layer="layout" svg:width="1.651cm" svg:height="1.651cm" svg:x="17.891cm" svg:y="10.273cm">
          <text:p text:style-name="P17"><text:span text:style-name="T19">u1:o</text:span></text:p>
          <draw:enhanced-geometry svg:viewBox="0 0 21600 21600" draw:type="rectangle" draw:enhanced-path="M 0 0 L 21600 0 21600 21600 0 21600 0 0 Z N"/>
        </draw:custom-shape>
        <draw:custom-shape draw:style-name="gr93" draw:text-style-name="P16" draw:layer="layout" svg:width="1.651cm" svg:height="1.651cm" svg:x="19.542cm" svg:y="10.272cm">
          <text:p text:style-name="P16">u2:o</text:p>
          <draw:enhanced-geometry svg:viewBox="0 0 21600 21600" draw:type="rectangle" draw:enhanced-path="M 0 0 L 21600 0 21600 21600 0 21600 0 0 Z N"/>
        </draw:custom-shape>
        <draw:custom-shape draw:style-name="gr93" draw:text-style-name="P16" draw:layer="layout" svg:width="1.651cm" svg:height="1.651cm" svg:x="21.193cm" svg:y="10.273cm">
          <text:p text:style-name="P16">f1:d</text:p>
          <draw:enhanced-geometry svg:viewBox="0 0 21600 21600" draw:type="rectangle" draw:enhanced-path="M 0 0 L 21600 0 21600 21600 0 21600 0 0 Z N"/>
        </draw:custom-shape>
        <draw:custom-shape draw:style-name="gr93" draw:text-style-name="P16" draw:layer="layout" svg:width="1.651cm" svg:height="1.651cm" svg:x="22.844cm" svg:y="10.272cm">
          <text:p text:style-name="P16">out</text:p>
          <draw:enhanced-geometry svg:viewBox="0 0 21600 21600" draw:type="rectangle" draw:enhanced-path="M 0 0 L 21600 0 21600 21600 0 21600 0 0 Z N"/>
        </draw:custom-shape>
        <draw:custom-shape draw:style-name="gr93" draw:text-style-name="P16" draw:layer="layout" svg:width="1.651cm" svg:height="1.651cm" svg:x="24.495cm" svg:y="10.271cm">
          <text:p text:style-name="P16">terminal</text:p>
          <draw:enhanced-geometry svg:viewBox="0 0 21600 21600" draw:type="rectangle" draw:enhanced-path="M 0 0 L 21600 0 21600 21600 0 21600 0 0 Z N"/>
        </draw:custom-shape>
        <draw:custom-shape draw:style-name="gr94" draw:text-style-name="P1" draw:layer="layout" svg:width="8.382cm" svg:height="6.477cm" svg:x="17.51cm" svg:y="1.635cm">
          <text:p/>
          <draw:enhanced-geometry svg:viewBox="0 0 21600 21600" draw:type="rectangle" draw:enhanced-path="M 0 0 L 21600 0 21600 21600 0 21600 0 0 Z N"/>
        </draw:custom-shape>
        <draw:custom-shape draw:style-name="gr95"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 text:style-name="P4">Maior nível lógico</text:p>
          </draw:text-box>
        </draw:frame>
        <draw:frame draw:style-name="gr20" draw:text-style-name="P4" draw:layer="layout" svg:width="5.641cm" svg:height="0.962cm" svg:x="1.158cm" svg:y="9.128cm">
          <draw:text-box>
            <text:p text:style-name="P4">Menor nível lógic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1DT23H41M29S</meta:editing-duration>
    <meta:editing-cycles>13</meta:editing-cycles>
    <meta:generator>LibreOffice/3.5$Linux_X86_64 LibreOffice_project/350m1$Build-2</meta:generator>
    <dc:date>2013-09-26T14:13:14</dc:date>
    <dc:creator>Chrystian Guth</dc:creator>
    <meta:document-statistic meta:object-count="371"/>
  </office:meta>
</office:document-meta>
</file>